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udio-Feixen-Sans" svg:font-family="Studio-Feixen-Sans, Arial"/>
    <style:font-face style:name="Studio-Feixen-Sans1" svg:font-family="Studio-Feix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in" fo:margin-right="0in" fo:margin-top="0in" fo:margin-bottom="0.3335in" loext:contextual-spacing="false" fo:text-align="center" style:justify-single-word="false" fo:text-indent="0in" style:auto-text-indent="false"/>
      <style:text-properties fo:font-size="21pt"/>
    </style:style>
    <style:style style:name="P2" style:family="paragraph" style:parent-style-name="Heading_20_3">
      <style:paragraph-properties fo:margin-left="0in" fo:margin-right="0in" fo:margin-top="0in" fo:margin-bottom="0.25in" loext:contextual-spacing="false" fo:orphans="2" fo:widows="2" fo:text-indent="0in" style:auto-text-indent="false"/>
      <style:text-properties fo:font-variant="normal" fo:text-transform="none" fo:color="#000000" style:font-name="Studio-Feixen-Sans" fo:font-size="12pt" fo:letter-spacing="normal" fo:font-style="normal" fo:font-weight="normal" fo:background-color="#ffffff" loext:padding="0in" loext:border="none"/>
    </style:style>
    <style:style style:name="P3" style:family="paragraph" style:parent-style-name="Text_20_body">
      <style:paragraph-properties fo:line-height="150%"/>
      <style:text-properties fo:color="#05192d" style:font-name="Studio-Feixen-Sans1"/>
    </style:style>
    <style:style style:name="P4" style:family="paragraph" style:parent-style-name="Text_20_body">
      <style:paragraph-properties fo:margin-top="0in" fo:margin-bottom="0.25in" loext:contextual-spacing="false" fo:orphans="2" fo:widows="2"/>
      <style:text-properties fo:font-variant="normal" fo:text-transform="none" fo:color="#000000" style:font-name="Studio-Feixen-Sans" fo:font-size="12pt" fo:letter-spacing="normal" fo:font-style="normal" fo:font-weight="normal" fo:background-color="#ffffff" loext:padding="0in" loext:border="none"/>
    </style:style>
    <style:style style:name="P5" style:family="paragraph" style:parent-style-name="Text_20_body" style:list-style-name="L1">
      <style:paragraph-properties fo:margin-top="0.1665in" fo:margin-bottom="0.0972in" loext:contextual-spacing="false" fo:padding="0in" fo:border="none"/>
      <style:text-properties fo:background-color="#ffffff" loext:padding="0in" loext:border="none"/>
    </style:style>
    <style:style style:name="T1" style:family="text">
      <style:text-properties fo:font-variant="normal" fo:text-transform="none" fo:color="#000000" style:font-name="Studio-Feixen-Sans" fo:font-size="12pt" fo:letter-spacing="normal" fo:font-style="normal" fo:font-weight="normal" fo:background-color="#03ef62"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ploring the NYC Airbnb Market</text:h>
      <text:h text:style-name="Heading_20_2" text:outline-level="2">Project Description</text:h>
      <text:p text:style-name="P3">In this project, you will apply your data importing and cleaning skills to uncover insights about the Airbnb market in New York City.</text:p>
      <text:p text:style-name="P3">You will import data from multiple file types and combine them to answer questions about the Airbnb market in New York. You will also use your string cleaning and date manipulation skills to extract accurate information from the datasets. The packages and tools used here are utilized by data scientists everyday since so much of the world's data is stored in unconventional formats and is not clean or analysis-ready.</text:p>
      <text:h text:style-name="Heading_20_3" text:outline-level="3">Guided Project</text:h>
      <text:p text:style-name="Text_20_body">Import and clean multiple datasets using Python to extract insights about the Airbnb market in New York City!</text:p>
      <text:h text:style-name="P2" text:outline-level="3">Python</text:h>
      <text:p text:style-name="P4">Use Python to build a project that has a specific solution, with guided tasks and real-time automated code checks</text:p>
      <text:h text:style-name="Heading_20_2" text:outline-level="2">Project Tasks</text:h>
      <text:list xml:id="list3065855199" text:style-name="L1">
        <text:list-item>
          <text:p text:style-name="P5">1. Importing the Data</text:p>
        </text:list-item>
        <text:list-item>
          <text:p text:style-name="P5">2. Cleaning the price column</text:p>
        </text:list-item>
        <text:list-item>
          <text:p text:style-name="P5">3. Calculating average price</text:p>
        </text:list-item>
        <text:list-item>
          <text:p text:style-name="P5">4. Comparing costs to the private rental market</text:p>
        </text:list-item>
        <text:list-item>
          <text:p text:style-name="P5">5. Cleaning the room type column</text:p>
        </text:list-item>
        <text:list-item>
          <text:p text:style-name="P5">6. What timeframe are we working with?</text:p>
        </text:list-item>
        <text:list-item>
          <text:p text:style-name="P5">7. Joining the DataFrames.</text:p>
        </text:list-item>
        <text:list-item>
          <text:p text:style-name="P5">8. Analyzing listing prices by NYC borough</text:p>
        </text:list-item>
        <text:list-item>
          <text:p text:style-name="P5"><text:soft-page-break/>9. Price range by borough</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udio-Feixen-Sans" svg:font-family="Studio-Feixen-Sans, Arial"/>
    <style:font-face style:name="Studio-Feixen-Sans1" svg:font-family="Studio-Feix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5T15:23:40.644682413</meta:creation-date>
    <dc:date>2022-06-15T20:12:41.246948059</dc:date>
    <meta:editing-duration>PT7H22M55S</meta:editing-duration>
    <meta:editing-cycles>4</meta:editing-cycles>
    <meta:generator>LibreOffice/6.4.5.2$Linux_X86_64 LibreOffice_project/40$Build-2</meta:generator>
    <meta:document-statistic meta:table-count="0" meta:image-count="0" meta:object-count="0" meta:page-count="2" meta:paragraph-count="18" meta:word-count="200" meta:character-count="1152" meta:non-whitespace-character-count="979"/>
  </office:meta>
</office:document-meta>
</file>